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Contents_20_3">
      <style:paragraph-properties>
        <style:tab-stops>
          <style:tab-stop style:position="15.998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2">
      <style:paragraph-properties fo:break-before="page"/>
      <style:text-properties officeooo:rsid="000f95f0" officeooo:paragraph-rsid="000f95f0"/>
    </style:style>
    <style:style style:name="P5" style:family="paragraph" style:parent-style-name="Heading_20_2">
      <style:paragraph-properties fo:break-before="page"/>
      <style:text-properties officeooo:rsid="00126b37" officeooo:paragraph-rsid="00126b37"/>
    </style:style>
    <style:style style:name="P6" style:family="paragraph" style:parent-style-name="Heading_20_2">
      <style:paragraph-properties fo:break-before="page"/>
      <style:text-properties officeooo:rsid="0014598c" officeooo:paragraph-rsid="0014598c"/>
    </style:style>
    <style:style style:name="P7" style:family="paragraph" style:parent-style-name="Heading_20_2">
      <style:paragraph-properties fo:break-before="page"/>
      <style:text-properties officeooo:rsid="00176d6e" officeooo:paragraph-rsid="00176d6e"/>
    </style:style>
    <style:style style:name="P8" style:family="paragraph" style:parent-style-name="Heading_20_2">
      <style:paragraph-properties fo:break-before="page"/>
      <style:text-properties officeooo:rsid="0018111a" officeooo:paragraph-rsid="0018111a"/>
    </style:style>
    <style:style style:name="P9" style:family="paragraph" style:parent-style-name="Heading_20_2">
      <style:paragraph-properties fo:break-before="page"/>
      <style:text-properties officeooo:rsid="00194a05" officeooo:paragraph-rsid="00194a05"/>
    </style:style>
    <style:style style:name="P10" style:family="paragraph" style:parent-style-name="Heading_20_2">
      <style:paragraph-properties fo:break-before="page"/>
      <style:text-properties officeooo:rsid="00196981" officeooo:paragraph-rsid="00196981"/>
    </style:style>
    <style:style style:name="P11" style:family="paragraph" style:parent-style-name="Heading_20_2">
      <style:paragraph-properties fo:break-before="page"/>
      <style:text-properties officeooo:rsid="00199a59" officeooo:paragraph-rsid="00199a59"/>
    </style:style>
    <style:style style:name="P12" style:family="paragraph" style:parent-style-name="Heading_20_2">
      <style:paragraph-properties fo:break-before="page"/>
      <style:text-properties officeooo:paragraph-rsid="001df1cc"/>
    </style:style>
    <style:style style:name="P13" style:family="paragraph" style:parent-style-name="Heading_20_2">
      <style:paragraph-properties fo:break-before="page"/>
      <style:text-properties officeooo:rsid="001df1cc" officeooo:paragraph-rsid="001df1cc"/>
    </style:style>
    <style:style style:name="P14" style:family="paragraph" style:parent-style-name="Heading_20_3">
      <style:text-properties officeooo:rsid="001a2367" officeooo:paragraph-rsid="001a2367"/>
    </style:style>
    <style:style style:name="P15" style:family="paragraph" style:parent-style-name="Heading_20_3">
      <style:text-properties officeooo:paragraph-rsid="00126b37"/>
    </style:style>
    <style:style style:name="P16" style:family="paragraph" style:parent-style-name="Preformatted_20_Text" style:list-style-name="L1">
      <style:paragraph-properties fo:margin-top="0cm" fo:margin-bottom="0.499cm" style:contextual-spacing="false"/>
    </style:style>
    <style:style style:name="P17" style:family="paragraph" style:parent-style-name="Preformatted_20_Text" style:list-style-name="L2">
      <style:paragraph-properties fo:margin-top="0cm" fo:margin-bottom="0.499cm" style:contextual-spacing="false"/>
    </style:style>
    <style:style style:name="P18" style:family="paragraph" style:parent-style-name="Preformatted_20_Text" style:list-style-name="L3">
      <style:paragraph-properties fo:margin-top="0cm" fo:margin-bottom="0.499cm" style:contextual-spacing="false"/>
    </style:style>
    <style:style style:name="P19" style:family="paragraph" style:parent-style-name="Preformatted_20_Text" style:list-style-name="L5">
      <style:paragraph-properties fo:margin-top="0cm" fo:margin-bottom="0.499cm" style:contextual-spacing="false"/>
    </style:style>
    <style:style style:name="P20" style:family="paragraph" style:parent-style-name="Preformatted_20_Text" style:list-style-name="L6">
      <style:paragraph-properties fo:margin-top="0cm" fo:margin-bottom="0.499cm" style:contextual-spacing="false"/>
    </style:style>
    <style:style style:name="P21" style:family="paragraph" style:parent-style-name="Standard">
      <style:paragraph-properties fo:text-align="center" style:justify-single-word="false"/>
      <style:text-properties officeooo:rsid="000f95f0" officeooo:paragraph-rsid="000f95f0"/>
    </style:style>
    <style:style style:name="P22" style:family="paragraph" style:parent-style-name="Standard">
      <style:paragraph-properties fo:text-align="start" style:justify-single-word="false"/>
      <style:text-properties officeooo:rsid="000f95f0" officeooo:paragraph-rsid="000f95f0"/>
    </style:style>
    <style:style style:name="P23" style:family="paragraph" style:parent-style-name="Text_20_body">
      <style:text-properties officeooo:rsid="000f95f0" officeooo:paragraph-rsid="000f95f0"/>
    </style:style>
    <style:style style:name="P24" style:family="paragraph" style:parent-style-name="Text_20_body">
      <style:text-properties officeooo:paragraph-rsid="000f95f0"/>
    </style:style>
    <style:style style:name="P25" style:family="paragraph" style:parent-style-name="Text_20_body">
      <style:text-properties officeooo:rsid="00108c93" officeooo:paragraph-rsid="00108c93"/>
    </style:style>
    <style:style style:name="P26" style:family="paragraph" style:parent-style-name="Text_20_body">
      <style:text-properties officeooo:paragraph-rsid="00126b37"/>
    </style:style>
    <style:style style:name="P27" style:family="paragraph" style:parent-style-name="Text_20_body">
      <style:text-properties officeooo:paragraph-rsid="0014598c"/>
    </style:style>
    <style:style style:name="P28" style:family="paragraph" style:parent-style-name="Text_20_body">
      <style:paragraph-properties fo:break-before="page"/>
      <style:text-properties officeooo:paragraph-rsid="0014598c"/>
    </style:style>
    <style:style style:name="P29" style:family="paragraph" style:parent-style-name="Text_20_body">
      <style:text-properties officeooo:paragraph-rsid="00176d6e"/>
    </style:style>
    <style:style style:name="P30" style:family="paragraph" style:parent-style-name="Text_20_body">
      <style:text-properties officeooo:paragraph-rsid="0018111a"/>
    </style:style>
    <style:style style:name="P31" style:family="paragraph" style:parent-style-name="Text_20_body">
      <style:text-properties officeooo:rsid="00194a05" officeooo:paragraph-rsid="00194a05"/>
    </style:style>
    <style:style style:name="P32" style:family="paragraph" style:parent-style-name="Text_20_body">
      <style:text-properties officeooo:paragraph-rsid="00194a05"/>
    </style:style>
    <style:style style:name="P33" style:family="paragraph" style:parent-style-name="Text_20_body">
      <style:paragraph-properties fo:break-before="page"/>
      <style:text-properties officeooo:paragraph-rsid="00194a05"/>
    </style:style>
    <style:style style:name="P34" style:family="paragraph" style:parent-style-name="Text_20_body">
      <style:text-properties officeooo:paragraph-rsid="00196981"/>
    </style:style>
    <style:style style:name="P35" style:family="paragraph" style:parent-style-name="Text_20_body">
      <style:text-properties officeooo:paragraph-rsid="00199a59"/>
    </style:style>
    <style:style style:name="P36" style:family="paragraph" style:parent-style-name="Text_20_body">
      <style:paragraph-properties fo:break-before="page"/>
      <style:text-properties officeooo:paragraph-rsid="00199a59"/>
    </style:style>
    <style:style style:name="P37" style:family="paragraph" style:parent-style-name="Text_20_body">
      <style:text-properties officeooo:rsid="001a2367" officeooo:paragraph-rsid="001a2367"/>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text-properties officeooo:rsid="001ad6b3" officeooo:paragraph-rsid="001ad6b3"/>
    </style:style>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text-properties officeooo:rsid="001cbaf9" officeooo:paragraph-rsid="001cbaf9"/>
    </style:style>
    <style:style style:name="P47" style:family="paragraph" style:parent-style-name="Text_20_body" style:list-style-name="L8">
      <style:text-properties officeooo:rsid="001ebe65" officeooo:paragraph-rsid="001df1cc"/>
    </style:style>
    <style:style style:name="P48" style:family="paragraph" style:parent-style-name="Text_20_body">
      <style:text-properties officeooo:rsid="001ebe65" officeooo:paragraph-rsid="001df1cc"/>
    </style:style>
    <style:style style:name="P49" style:family="paragraph" style:parent-style-name="Text_20_body">
      <style:text-properties officeooo:paragraph-rsid="001df1cc"/>
    </style:style>
    <style:style style:name="T1" style:family="text">
      <style:text-properties officeooo:rsid="000f95f0"/>
    </style:style>
    <style:style style:name="T2" style:family="text">
      <style:text-properties officeooo:rsid="00126b37"/>
    </style:style>
    <style:style style:name="T3" style:family="text">
      <style:text-properties fo:font-weight="bold" style:font-weight-asian="bold" style:font-weight-complex="bold"/>
    </style:style>
    <style:style style:name="T4" style:family="text">
      <style:text-properties officeooo:rsid="0014598c"/>
    </style:style>
    <style:style style:name="T5" style:family="text">
      <style:text-properties officeooo:rsid="00163965"/>
    </style:style>
    <style:style style:name="T6" style:family="text">
      <style:text-properties officeooo:rsid="00176d6e"/>
    </style:style>
    <style:style style:name="T7" style:family="text">
      <style:text-properties officeooo:rsid="0018111a"/>
    </style:style>
    <style:style style:name="T8" style:family="text">
      <style:text-properties style:text-position="super 58%" officeooo:rsid="0018111a"/>
    </style:style>
    <style:style style:name="T9" style:family="text">
      <style:text-properties officeooo:rsid="00194a05"/>
    </style:style>
    <style:style style:name="T10" style:family="text">
      <style:text-properties officeooo:rsid="00196981"/>
    </style:style>
    <style:style style:name="T11" style:family="text">
      <style:text-properties officeooo:rsid="00199a59"/>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C LANGUAGE - INTRODUCTIO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GIOVAN BARREIRA</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V 0.1</text:p>
      <text:p text:style-name="P21">2024/11/09</text:p>
      <text:p text:style-name="P21"/>
      <text:h text:style-name="P12" text:outline-level="2"><text:bookmark-start text:name="__RefHeading___Toc272_1336215014"/>Creative Commons Attribution - ShareAlike 4.0 International License<text:bookmark-end text:name="__RefHeading___Toc272_1336215014"/></text:h>
      <text:p text:style-name="P48">This work is licensed under a Creative Commons Attribution-ShareAlike 4.0 International License. You are free to:</text:p>
      <text:list text:style-name="L8">
        <text:list-item>
          <text:p text:style-name="P47">Share: Copy and redistribute the material in any medium or format.</text:p>
        </text:list-item>
        <text:list-item>
          <text:p text:style-name="P47">Adapt: Remix, transform, and build upon the material for any purpose, even commercially.</text:p>
        </text:list-item>
      </text:list>
      <text:p text:style-name="P48">Under the following terms:</text:p>
      <text:p text:style-name="P48">Attribution: You must give appropriate credit, provide a link to the license, and indicate if changes were made. You may do so in any reasonable manner, but not in any way that suggests the licensor endorses you or your use.</text:p>
      <text:p text:style-name="P48">ShareAlike: If you remix, transform, or build upon the material, you must distribute your contributions under the same license as the original.</text:p>
      <text:p text:style-name="P48">For more details, see Creative Commons.</text:p>
      <text:p text:style-name="P48">https://creativecommons.org/licenses/by-sa/4.0/</text:p>
      <text:h text:style-name="P12" text:outline-level="2"><text:bookmark-start text:name="__RefHeading___Toc274_1336215014"/>Disclaimer<text:bookmark-end text:name="__RefHeading___Toc274_1336215014"/></text:h>
      <text:p text:style-name="P48">The information provided in this book is for educational purposes only. The author and publisher make no representations or warranties regarding the accuracy, completeness, or suitability of the content. The use of the information contained in this book is at the reader's own risk. The author and publisher shall not be held liable for any loss or damage, including but not limited to direct, indirect, incidental, or consequential loss or damage, arising from the use of the information provided.</text:p>
      <text:table-of-content text:style-name="Sect1" text:protected="true" text:name="Sumário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P3">Summary</text:p>
          </text:index-title>
          <text:p text:style-name="P1"><text:a xlink:type="simple" xlink:href="#__RefHeading___Toc3731_263585604" text:style-name="Index_20_Link" text:visited-style-name="Index_20_Link">Structure<text:tab/>4</text:a></text:p>
          <text:p text:style-name="P1"><text:a xlink:type="simple" xlink:href="#__RefHeading___Toc3733_263585604" text:style-name="Index_20_Link" text:visited-style-name="Index_20_Link">Compilation<text:tab/>5</text:a></text:p>
          <text:p text:style-name="P1"><text:a xlink:type="simple" xlink:href="#__RefHeading___Toc3735_263585604" text:style-name="Index_20_Link" text:visited-style-name="Index_20_Link">Preprocessing, compilation, assembly and linking<text:tab/>6</text:a></text:p>
          <text:p text:style-name="P2"><text:a xlink:type="simple" xlink:href="#__RefHeading___Toc3759_263585604" text:style-name="Index_20_Link" text:visited-style-name="Index_20_Link">Compilation<text:tab/>6</text:a></text:p>
          <text:p text:style-name="P2"><text:a xlink:type="simple" xlink:href="#__RefHeading___Toc3761_263585604" text:style-name="Index_20_Link" text:visited-style-name="Index_20_Link">Linking<text:tab/>6</text:a></text:p>
          <text:p text:style-name="P2"><text:a xlink:type="simple" xlink:href="#__RefHeading___Toc3763_263585604" text:style-name="Index_20_Link" text:visited-style-name="Index_20_Link">Summary<text:tab/>6</text:a></text:p>
          <text:p text:style-name="P1"><text:a xlink:type="simple" xlink:href="#__RefHeading___Toc3737_263585604" text:style-name="Index_20_Link" text:visited-style-name="Index_20_Link">Writing in terminal<text:tab/>7</text:a></text:p>
          <text:p text:style-name="P1"><text:a xlink:type="simple" xlink:href="#__RefHeading___Toc3739_263585604" text:style-name="Index_20_Link" text:visited-style-name="Index_20_Link">Comments<text:tab/>8</text:a></text:p>
          <text:p text:style-name="P1"><text:a xlink:type="simple" xlink:href="#__RefHeading___Toc3741_263585604" text:style-name="Index_20_Link" text:visited-style-name="Index_20_Link">Writing in file<text:tab/>9</text:a></text:p>
          <text:p text:style-name="P1"><text:a xlink:type="simple" xlink:href="#__RefHeading___Toc3743_263585604" text:style-name="Index_20_Link" text:visited-style-name="Index_20_Link">Some types in C and string formatting<text:tab/>12</text:a></text:p>
          <text:p text:style-name="P1"><text:a xlink:type="simple" xlink:href="#__RefHeading___Toc3745_263585604" text:style-name="Index_20_Link" text:visited-style-name="Index_20_Link">Reading from terminal<text:tab/>13</text:a></text:p>
          <text:p text:style-name="P1"><text:a xlink:type="simple" xlink:href="#__RefHeading___Toc3747_263585604" text:style-name="Index_20_Link" text:visited-style-name="Index_20_Link">Reading from a text file<text:tab/>14</text:a></text:p>
          <text:p text:style-name="P1"><text:a xlink:type="simple" xlink:href="#__RefHeading___Toc3749_263585604" text:style-name="Index_20_Link" text:visited-style-name="Index_20_Link">For<text:tab/>16</text:a></text:p>
          <text:p text:style-name="P1"><text:a xlink:type="simple" xlink:href="#__RefHeading___Toc3751_263585604" text:style-name="Index_20_Link" text:visited-style-name="Index_20_Link">While<text:tab/>17</text:a></text:p>
          <text:p text:style-name="P1"><text:a xlink:type="simple" xlink:href="#__RefHeading___Toc3753_263585604" text:style-name="Index_20_Link" text:visited-style-name="Index_20_Link">If<text:tab/>18</text:a></text:p>
          <text:p text:style-name="P1"><text:a xlink:type="simple" xlink:href="#__RefHeading___Toc3765_263585604" text:style-name="Index_20_Link" text:visited-style-name="Index_20_Link">Functions<text:tab/>19</text:a></text:p>
          <text:p text:style-name="P1"><text:a xlink:type="simple" xlink:href="#__RefHeading___Toc3767_263585604" text:style-name="Index_20_Link" text:visited-style-name="Index_20_Link">Structs<text:tab/>21</text:a></text:p>
          <text:p text:style-name="P1"><text:a xlink:type="simple" xlink:href="#__RefHeading___Toc3769_263585604" text:style-name="Index_20_Link" text:visited-style-name="Index_20_Link">Xml<text:tab/>23</text:a></text:p>
          <text:p text:style-name="P2"><text:a xlink:type="simple" xlink:href="#__RefHeading___Toc3771_263585604" text:style-name="Index_20_Link" text:visited-style-name="Index_20_Link">On Ubuntu/Debian<text:tab/>23</text:a></text:p>
          <text:p text:style-name="P2"><text:a xlink:type="simple" xlink:href="#__RefHeading___Toc3773_263585604" text:style-name="Index_20_Link" text:visited-style-name="Index_20_Link">On Fedora<text:tab/>23</text:a></text:p>
          <text:p text:style-name="P2"><text:a xlink:type="simple" xlink:href="#__RefHeading___Toc3775_263585604" text:style-name="Index_20_Link" text:visited-style-name="Index_20_Link">On macOS<text:tab/>23</text:a></text:p>
          <text:p text:style-name="P2"><text:a xlink:type="simple" xlink:href="#__RefHeading___Toc3777_263585604" text:style-name="Index_20_Link" text:visited-style-name="Index_20_Link">On Windows<text:tab/>23</text:a></text:p>
          <text:p text:style-name="P1"><text:a xlink:type="simple" xlink:href="#__RefHeading___Toc3755_263585604" text:style-name="Index_20_Link" text:visited-style-name="Index_20_Link">Random<text:tab/>26</text:a></text:p>
        </text:index-body>
      </text:table-of-content>
      <text:p text:style-name="P22"/>
      <text:h text:style-name="P4" text:outline-level="2"><text:bookmark-start text:name="__RefHeading___Toc3731_263585604"/>Structure<text:bookmark-end text:name="__RefHeading___Toc3731_263585604"/></text:h>
      <text:p text:style-name="P24">// <text:span text:style-name="T2">hello.c</text:span></text:p>
      <text:p text:style-name="P24">#include &lt;stdio.h&gt; <text:s/><text:tab/><text:tab/><text:tab/>// <text:span text:style-name="T1">library</text:span></text:p>
      <text:p text:style-name="P24">int main() {<text:tab/><text:tab/><text:tab/><text:tab/>// <text:span text:style-name="T1">main is the entry point function</text:span></text:p>
      <text:p text:style-name="P24"><text:s text:c="4"/>printf("Hello, World!\n");<text:tab/><text:tab/>// <text:span text:style-name="T1">write in console</text:span></text:p>
      <text:p text:style-name="P24"><text:s text:c="4"/>return 0;<text:tab/><text:tab/><text:tab/><text:tab/>// <text:span text:style-name="T1">if return 0, than everything is ok</text:span></text:p>
      <text:p text:style-name="P24">}<text:tab/><text:tab/><text:tab/><text:tab/><text:tab/>// <text:span text:style-name="T1">end of the main function</text:span></text:p>
      <text:p text:style-name="P24"/>
      <text:h text:style-name="P4" text:outline-level="2"><text:bookmark-start text:name="__RefHeading___Toc3733_263585604"/>Compilation<text:bookmark-end text:name="__RefHeading___Toc3733_263585604"/></text:h>
      <text:p text:style-name="P25">To check if the Linux system has the gcc compiler:</text:p>
      <text:p text:style-name="P25">gcc --version</text:p>
      <text:p text:style-name="P25"/>
      <text:p text:style-name="P25">To install the gcc in case the Linux doesn’t have it yet:</text:p>
      <text:p text:style-name="P25">sudo apt-get update</text:p>
      <text:p text:style-name="P25">sudo apt install gcc</text:p>
      <text:p text:style-name="P23"/>
      <text:p text:style-name="P23">To compile a file called hello.c:</text:p>
      <text:p text:style-name="P23">gcc -o hello hello.c</text:p>
      <text:p text:style-name="P23"/>
      <text:p text:style-name="P23">To run hello:</text:p>
      <text:p text:style-name="P23">./hello</text:p>
      <text:p text:style-name="P23"/>
      <text:p text:style-name="P23"/>
      <text:h text:style-name="P5" text:outline-level="2"><text:bookmark-start text:name="__RefHeading___Toc3735_263585604"/>Preprocessing, compilation, assembly and linking<text:bookmark-end text:name="__RefHeading___Toc3735_263585604"/></text:h>
      <text:h text:style-name="P15" text:outline-level="3"><text:bookmark-start text:name="__RefHeading___Toc3759_263585604"/>Compilation<text:bookmark-end text:name="__RefHeading___Toc3759_263585604"/></text:h>
      <text:list text:style-name="L5">
        <text:list-item>
          <text:p text:style-name="P43"><text:span text:style-name="Strong_20_Emphasis">Preprocessing</text:span>: The preprocessor handles directives like <text:span text:style-name="Source_20_Text">#include</text:span> and <text:span text:style-name="Source_20_Text">#define</text:span>. It processes these directives and produces an expanded source code file.</text:p>
          <text:p text:style-name="P19"><text:span text:style-name="Source_20_Text">gcc -E hello.c -o hello.i</text:span></text:p>
        </text:list-item>
        <text:list-item>
          <text:p text:style-name="P43"><text:span text:style-name="Strong_20_Emphasis">Compilation</text:span>: The compiler translates the preprocessed code into assembly language. This step checks for syntax errors and generates an assembly file.</text:p>
          <text:p text:style-name="P19"><text:span text:style-name="Source_20_Text">gcc -S hello.i -o hello.s</text:span></text:p>
        </text:list-item>
        <text:list-item>
          <text:p text:style-name="P43"><text:span text:style-name="Strong_20_Emphasis">Assembly</text:span>: The assembler converts the assembly code into machine code, producing an object file (<text:span text:style-name="Source_20_Text">.o</text:span> or <text:span text:style-name="Source_20_Text">.obj</text:span>).</text:p>
          <text:p text:style-name="P19"><text:span text:style-name="Source_20_Text">gcc -c hello.s -o hello.o</text:span></text:p>
        </text:list-item>
      </text:list>
      <text:h text:style-name="Heading_20_3" text:outline-level="3"><text:bookmark-start text:name="__RefHeading___Toc3761_263585604"/>Linking<text:bookmark-end text:name="__RefHeading___Toc3761_263585604"/></text:h>
      <text:list text:style-name="L6">
        <text:list-item>
          <text:p text:style-name="P44"><text:span text:style-name="Strong_20_Emphasis">Linking</text:span>: The linker combines the object file with other object files and libraries to produce an executable. It resolves references to external symbols and addresses.</text:p>
          <text:p text:style-name="P20"><text:span text:style-name="Source_20_Text">gcc hello.o -o hello</text:span></text:p>
        </text:list-item>
      </text:list>
      <text:h text:style-name="Heading_20_3" text:outline-level="3"><text:bookmark-start text:name="__RefHeading___Toc3763_263585604"/>Summary<text:bookmark-end text:name="__RefHeading___Toc3763_263585604"/></text:h>
      <text:list text:style-name="L7">
        <text:list-item>
          <text:p text:style-name="P45"><text:span text:style-name="Strong_20_Emphasis">Preprocessing</text:span>: Handles directives and expands macros.</text:p>
        </text:list-item>
        <text:list-item>
          <text:p text:style-name="P45"><text:span text:style-name="Strong_20_Emphasis">Compilation</text:span>: Converts source code to assembly language.</text:p>
        </text:list-item>
        <text:list-item>
          <text:p text:style-name="P45"><text:span text:style-name="Strong_20_Emphasis">Assembly</text:span>: Translates assembly code to machine code (object file).</text:p>
        </text:list-item>
        <text:list-item>
          <text:p text:style-name="P45"><text:span text:style-name="Strong_20_Emphasis">Linking</text:span>: Combines object files and libraries into an executable.</text:p>
        </text:list-item>
      </text:list>
      <text:p text:style-name="Text_20_body">This process ensures that your C program is transformed from human-readable code into a format that the computer can execute.</text:p>
      <text:p text:style-name="P26"/>
      <text:h text:style-name="P5" text:outline-level="2"><text:bookmark-start text:name="__RefHeading___Toc3737_263585604"/>Writing in terminal<text:bookmark-end text:name="__RefHeading___Toc3737_263585604"/></text:h>
      <text:p text:style-name="P26">// <text:span text:style-name="T2">write_in_terminal.c</text:span></text:p>
      <text:p text:style-name="P26">#include &lt;stdio.h&gt;</text:p>
      <text:p text:style-name="P26"/>
      <text:p text:style-name="P26">int main() {</text:p>
      <text:p text:style-name="P26"><text:s text:c="4"/>// Using puts</text:p>
      <text:p text:style-name="P26"><text:s text:c="4"/>puts("Hello, World!");</text:p>
      <text:p text:style-name="P26"><text:s text:c="4"/>// Using printf</text:p>
      <text:p text:style-name="P26"><text:s text:c="4"/>printf("Hello, World!\n");</text:p>
      <text:p text:style-name="P26"><text:s text:c="4"/>// Using fprintf</text:p>
      <text:p text:style-name="P26"><text:s text:c="4"/>fprintf(stdout, "Hello, World!\n");</text:p>
      <text:p text:style-name="P26"/>
      <text:p text:style-name="P26"><text:s text:c="4"/>return 0;</text:p>
      <text:p text:style-name="P26">}</text:p>
      <text:p text:style-name="P26"/>
      <text:h text:style-name="P6" text:outline-level="2"><text:bookmark-start text:name="__RefHeading___Toc3739_263585604"/>Comments<text:bookmark-end text:name="__RefHeading___Toc3739_263585604"/></text:h>
      <text:p text:style-name="P27">// <text:span text:style-name="T4">comments.c</text:span></text:p>
      <text:p text:style-name="P27">#include &lt;stdio.h&gt;</text:p>
      <text:p text:style-name="P27">int main() {</text:p>
      <text:p text:style-name="P27"><text:s text:c="4"/>// This is a single-line comment</text:p>
      <text:p text:style-name="P27"><text:s text:c="4"/>printf("Hello, World!\n");</text:p>
      <text:p text:style-name="P27"><text:s text:c="4"/>/*</text:p>
      <text:p text:style-name="P27"><text:s text:c="5"/>* This is a multi-line comment</text:p>
      <text:p text:style-name="P27"><text:s text:c="5"/>* It can span multiple lines</text:p>
      <text:p text:style-name="P27"><text:s text:c="5"/>*/</text:p>
      <text:p text:style-name="P27"><text:s text:c="4"/>printf("This program demonstrates comments in C.\n");</text:p>
      <text:p text:style-name="P27"><text:s text:c="4"/>return 0;</text:p>
      <text:p text:style-name="P27">}</text:p>
      <text:p text:style-name="P26"/>
      <text:h text:style-name="P6" text:outline-level="2"><text:bookmark-start text:name="__RefHeading___Toc3741_263585604"/>Writing in file<text:bookmark-end text:name="__RefHeading___Toc3741_263585604"/></text:h>
      <text:p text:style-name="P27">// <text:span text:style-name="T4">writing_in_file.c</text:span></text:p>
      <text:p text:style-name="P27">#include &lt;stdio.h&gt;</text:p>
      <text:p text:style-name="P27"/>
      <text:p text:style-name="P27">int main() {</text:p>
      <text:p text:style-name="P27"><text:s text:c="4"/>// Open the file for writing</text:p>
      <text:p text:style-name="P27"><text:s text:c="4"/>FILE *file = fopen("agreements.txt", "w");</text:p>
      <text:p text:style-name="P27"/>
      <text:p text:style-name="P27"><text:s text:c="4"/>// Check if the file was opened successfully</text:p>
      <text:p text:style-name="P27"><text:s text:c="4"/>if (file == NULL) {</text:p>
      <text:p text:style-name="P27"><text:s text:c="8"/>printf("Error opening file!\n");</text:p>
      <text:p text:style-name="P27"><text:s text:c="8"/>return 1;</text:p>
      <text:p text:style-name="P27"><text:s text:c="4"/>}</text:p>
      <text:p text:style-name="P27"><text:s text:c="4"/>// Write "Hello, World!" to the file</text:p>
      <text:p text:style-name="P27"><text:s text:c="4"/>fprintf(file, "Hello, World!\n");</text:p>
      <text:p text:style-name="P27"><text:s text:c="4"/>// Close the file</text:p>
      <text:p text:style-name="P27"><text:s text:c="4"/>fclose(file);</text:p>
      <text:p text:style-name="P27"><text:s text:c="4"/>printf("Message written to agreements.txt\n");</text:p>
      <text:p text:style-name="P27"/>
      <text:p text:style-name="P27"><text:s text:c="4"/>return 0;</text:p>
      <text:p text:style-name="P27">}</text:p>
      <text:p text:style-name="P27"/>
      <text:p text:style-name="P28">// <text:span text:style-name="T5">write_mult_lines.c</text:span></text:p>
      <text:p text:style-name="P27">#include &lt;stdio.h&gt;</text:p>
      <text:p text:style-name="P27"/>
      <text:p text:style-name="P27">int main() {</text:p>
      <text:p text:style-name="P27"><text:s text:c="4"/>FILE *file;</text:p>
      <text:p text:style-name="P27"/>
      <text:p text:style-name="P27"><text:s text:c="4"/>// Write 1 to the file</text:p>
      <text:p text:style-name="P27"><text:s text:c="4"/>file = fopen("numbers.txt", "w");</text:p>
      <text:p text:style-name="P27"><text:s text:c="4"/>if (file == NULL) {</text:p>
      <text:p text:style-name="P27"><text:s text:c="8"/>printf("Error opening file!\n");</text:p>
      <text:p text:style-name="P27"><text:s text:c="8"/>return 1;</text:p>
      <text:p text:style-name="P27"><text:s text:c="4"/>}</text:p>
      <text:p text:style-name="P27"><text:s text:c="4"/>fprintf(file, "1\n");</text:p>
      <text:p text:style-name="P27"><text:s text:c="4"/>fclose(file);</text:p>
      <text:p text:style-name="P27"/>
      <text:p text:style-name="P27"><text:s text:c="4"/>// Write 2 to the file</text:p>
      <text:p text:style-name="P27"><text:s text:c="4"/>file = fopen("numbers.txt", "a");</text:p>
      <text:p text:style-name="P27"><text:s text:c="4"/>if (file == NULL) {</text:p>
      <text:p text:style-name="P27"><text:s text:c="8"/>printf("Error opening file!\n");</text:p>
      <text:p text:style-name="P27"><text:s text:c="8"/>return 1;</text:p>
      <text:p text:style-name="P27"><text:s text:c="4"/>}</text:p>
      <text:p text:style-name="P27"><text:s text:c="4"/>fprintf(file, "2\n");</text:p>
      <text:p text:style-name="P27"><text:s text:c="4"/>fclose(file);</text:p>
      <text:p text:style-name="P27"/>
      <text:p text:style-name="P27"><text:s text:c="4"/>// Write 3 to the file</text:p>
      <text:p text:style-name="P27"><text:s text:c="4"/>file = fopen("numbers.txt", "a");</text:p>
      <text:p text:style-name="P27"><text:s text:c="4"/>if (file == NULL) {</text:p>
      <text:p text:style-name="P27"><text:s text:c="8"/>printf("Error opening file!\n");</text:p>
      <text:p text:style-name="P27"><text:s text:c="8"/>return 1;</text:p>
      <text:p text:style-name="P27"><text:s text:c="4"/>}</text:p>
      <text:p text:style-name="P27"><text:s text:c="4"/>fprintf(file, "3\n");</text:p>
      <text:p text:style-name="P27"><text:s text:c="4"/>fclose(file);</text:p>
      <text:p text:style-name="P27"><text:soft-page-break/></text:p>
      <text:p text:style-name="P27"><text:s text:c="4"/>printf("Numbers written to numbers.txt\n");</text:p>
      <text:p text:style-name="P27"/>
      <text:p text:style-name="P27"><text:s text:c="4"/>return 0;</text:p>
      <text:p text:style-name="P27">}</text:p>
      <text:p text:style-name="P27"/>
      <text:h text:style-name="P7" text:outline-level="2"><text:bookmark-start text:name="__RefHeading___Toc3743_263585604"/>Some types in C and string formatting<text:bookmark-end text:name="__RefHeading___Toc3743_263585604"/></text:h>
      <text:p text:style-name="P29">// <text:span text:style-name="T6">types.c</text:span></text:p>
      <text:p text:style-name="P29">#include &lt;stdio.h&gt;</text:p>
      <text:p text:style-name="P29"/>
      <text:p text:style-name="P29">int main() {</text:p>
      <text:p text:style-name="P29"><text:s text:c="4"/>char name[] = "Joe";</text:p>
      <text:p text:style-name="P29"><text:s text:c="4"/>int age = 55;</text:p>
      <text:p text:style-name="P29"><text:s text:c="4"/>float height = 1.77;</text:p>
      <text:p text:style-name="P29"/>
      <text:p text:style-name="P29"><text:s text:c="4"/>printf("Name: %s, Age: %d, Height: %.2f cm\n", name, age, height);</text:p>
      <text:p text:style-name="P29"/>
      <text:p text:style-name="P29"><text:s text:c="4"/>return 0;</text:p>
      <text:p text:style-name="P29">}</text:p>
      <text:p text:style-name="P29"/>
      <text:h text:style-name="P7" text:outline-level="2"><text:bookmark-start text:name="__RefHeading___Toc3745_263585604"/>Reading from terminal<text:bookmark-end text:name="__RefHeading___Toc3745_263585604"/></text:h>
      <text:p text:style-name="P29">// <text:span text:style-name="T7">reading_from_terminal.c</text:span></text:p>
      <text:p text:style-name="P29">#include &lt;stdio.h&gt;</text:p>
      <text:p text:style-name="P29"/>
      <text:p text:style-name="P29">int main() {</text:p>
      <text:p text:style-name="P29"><text:s text:c="4"/>char name[50];</text:p>
      <text:p text:style-name="P29"><text:s text:c="4"/>int age;</text:p>
      <text:p text:style-name="P29"><text:s text:c="4"/>float height;</text:p>
      <text:p text:style-name="P29"/>
      <text:p text:style-name="P29"><text:s text:c="4"/>// Ask for the user's name</text:p>
      <text:p text:style-name="P29"><text:s text:c="4"/>printf("Enter your name: ");</text:p>
      <text:p text:style-name="P29"><text:s text:c="4"/>fgets(name, sizeof(name), stdin); // <text:span text:style-name="T7">read the line while scanf just read the 1</text:span><text:span text:style-name="T8">st</text:span><text:span text:style-name="T7"> word</text:span></text:p>
      <text:p text:style-name="P29"/>
      <text:p text:style-name="P29"><text:s text:c="4"/>// Ask for the user's age</text:p>
      <text:p text:style-name="P29"><text:s text:c="4"/>printf("Enter your age: ");</text:p>
      <text:p text:style-name="P29"><text:s text:c="4"/>scanf("%d", &amp;age);</text:p>
      <text:p text:style-name="P29"/>
      <text:p text:style-name="P29"><text:s text:c="4"/>// Ask for the user's height</text:p>
      <text:p text:style-name="P29"><text:s text:c="4"/>printf("Enter your height (in cm): ");</text:p>
      <text:p text:style-name="P29"><text:s text:c="4"/>scanf("%f", &amp;height);</text:p>
      <text:p text:style-name="P29"/>
      <text:p text:style-name="P29"><text:s text:c="4"/>// Print the collected information</text:p>
      <text:p text:style-name="P29"><text:s text:c="4"/>printf("Name: %s", name);</text:p>
      <text:p text:style-name="P29"><text:s text:c="4"/>printf("Age: %d\n", age);</text:p>
      <text:p text:style-name="P29"><text:s text:c="4"/>printf("Height: %.2f cm\n", height);</text:p>
      <text:p text:style-name="P29"/>
      <text:p text:style-name="P29"><text:s text:c="4"/>return 0;</text:p>
      <text:p text:style-name="P29">}</text:p>
      <text:p text:style-name="P29"/>
      <text:h text:style-name="P8" text:outline-level="2"><text:bookmark-start text:name="__RefHeading___Toc3747_263585604"/>Reading from a text file<text:bookmark-end text:name="__RefHeading___Toc3747_263585604"/></text:h>
      <text:p text:style-name="P30">// <text:span text:style-name="T7">reading_from_text_file.c</text:span></text:p>
      <text:p text:style-name="P30">#include &lt;stdio.h&gt;</text:p>
      <text:p text:style-name="P30"/>
      <text:p text:style-name="P30">int main() {</text:p>
      <text:p text:style-name="P30"><text:s text:c="4"/>char name[50];</text:p>
      <text:p text:style-name="P30"><text:s text:c="4"/>int age;</text:p>
      <text:p text:style-name="P30"><text:s text:c="4"/>float height;</text:p>
      <text:p text:style-name="P30"/>
      <text:p text:style-name="P30"><text:s text:c="4"/>// Open the file for reading</text:p>
      <text:p text:style-name="P30"><text:s text:c="4"/>FILE *file = fopen("data.txt", "r");</text:p>
      <text:p text:style-name="P30"/>
      <text:p text:style-name="P30"><text:s text:c="4"/>// Check if the file was opened successfully</text:p>
      <text:p text:style-name="P30"><text:s text:c="4"/>if (file == NULL) {</text:p>
      <text:p text:style-name="P30"><text:s text:c="8"/>printf("Error opening file!\n");</text:p>
      <text:p text:style-name="P30"><text:s text:c="8"/>return 1;</text:p>
      <text:p text:style-name="P30"><text:s text:c="4"/>}</text:p>
      <text:p text:style-name="P30"/>
      <text:p text:style-name="P30"><text:s text:c="4"/>// Read the data from the file</text:p>
      <text:p text:style-name="P30"><text:s text:c="4"/>fgets(name, sizeof(name), file);</text:p>
      <text:p text:style-name="P30"><text:s text:c="4"/>fscanf(file, "%d", &amp;age);</text:p>
      <text:p text:style-name="P30"><text:s text:c="4"/>fscanf(file, "%f", &amp;height);</text:p>
      <text:p text:style-name="P30"/>
      <text:p text:style-name="P30"><text:s text:c="4"/>// Close the file</text:p>
      <text:p text:style-name="P30"><text:s text:c="4"/>fclose(file);</text:p>
      <text:p text:style-name="P30"/>
      <text:p text:style-name="P30"><text:s text:c="4"/>// Print the collected information</text:p>
      <text:p text:style-name="P30"><text:s text:c="4"/>printf("Name: %s", name);</text:p>
      <text:p text:style-name="P30"><text:s text:c="4"/>printf("Age: %d\n", age);</text:p>
      <text:p text:style-name="P30"><text:s text:c="4"/>printf("Height: %.2f cm\n", height);</text:p>
      <text:p text:style-name="P30"/>
      <text:p text:style-name="P30"><text:soft-page-break/><text:s text:c="4"/>return 0;</text:p>
      <text:p text:style-name="P30">}</text:p>
      <text:p text:style-name="P30"/>
      <text:p text:style-name="P31">Note: the content in the data.txt must be in this format:</text:p>
      <text:p text:style-name="P31">Joe</text:p>
      <text:p text:style-name="P31">55</text:p>
      <text:p text:style-name="P31">1.77</text:p>
      <text:p text:style-name="P31"/>
      <text:h text:style-name="P9" text:outline-level="2"><text:bookmark-start text:name="__RefHeading___Toc3749_263585604"/>For<text:bookmark-end text:name="__RefHeading___Toc3749_263585604"/></text:h>
      <text:p text:style-name="P32">// <text:span text:style-name="T9">for</text:span></text:p>
      <text:p text:style-name="P32">#include &lt;stdio.h&gt;</text:p>
      <text:p text:style-name="P32"/>
      <text:p text:style-name="P32">int main() {</text:p>
      <text:p text:style-name="P32"><text:s text:c="4"/>// Loop from 1 to 10</text:p>
      <text:p text:style-name="P32"><text:s text:c="4"/>for (int i = 1; i &lt;= 10; i++) {</text:p>
      <text:p text:style-name="P32"><text:s text:c="8"/>printf("%d\n", i);</text:p>
      <text:p text:style-name="P32"><text:s text:c="4"/>}</text:p>
      <text:p text:style-name="P32"/>
      <text:p text:style-name="P32"><text:s text:c="4"/>return 0;</text:p>
      <text:p text:style-name="P32">}</text:p>
      <text:p text:style-name="P32"/>
      <text:h text:style-name="P10" text:outline-level="2"><text:bookmark-start text:name="__RefHeading___Toc3751_263585604"/>While<text:bookmark-end text:name="__RefHeading___Toc3751_263585604"/></text:h>
      <text:p text:style-name="P34">// <text:span text:style-name="T10">while</text:span></text:p>
      <text:p text:style-name="P34">#include &lt;stdio.h&gt;</text:p>
      <text:p text:style-name="P34"/>
      <text:p text:style-name="P34">int main() {</text:p>
      <text:p text:style-name="P34"><text:s text:c="4"/>int i = 1;</text:p>
      <text:p text:style-name="P34"/>
      <text:p text:style-name="P34"><text:s text:c="4"/>// Loop while to print from 1 to 10</text:p>
      <text:p text:style-name="P34"><text:s text:c="4"/>while (i &lt;= 10) {</text:p>
      <text:p text:style-name="P34"><text:s text:c="8"/>printf("%d\n", i);</text:p>
      <text:p text:style-name="P34"><text:s text:c="8"/>i++;</text:p>
      <text:p text:style-name="P34"><text:s text:c="4"/>}</text:p>
      <text:p text:style-name="P34"/>
      <text:p text:style-name="P34"><text:s text:c="4"/>return 0;</text:p>
      <text:p text:style-name="P34">}</text:p>
      <text:p text:style-name="P34"/>
      <text:h text:style-name="P10" text:outline-level="2"><text:bookmark-start text:name="__RefHeading___Toc3753_263585604"/>If<text:bookmark-end text:name="__RefHeading___Toc3753_263585604"/></text:h>
      <text:p text:style-name="P34">// <text:span text:style-name="T10">if.c</text:span></text:p>
      <text:p text:style-name="P34">#include &lt;stdio.h&gt;</text:p>
      <text:p text:style-name="P34"/>
      <text:p text:style-name="P34">int main() {</text:p>
      <text:p text:style-name="P34"><text:s text:c="4"/>float price;</text:p>
      <text:p text:style-name="P34"/>
      <text:p text:style-name="P34"><text:s text:c="4"/>// Ask for the price</text:p>
      <text:p text:style-name="P34"><text:s text:c="4"/>printf("Enter the price: ");</text:p>
      <text:p text:style-name="P34"><text:s text:c="4"/>scanf("%f", &amp;price);</text:p>
      <text:p text:style-name="P34"/>
      <text:p text:style-name="P34"><text:s text:c="4"/>// Determine if the price is cheap or expensive</text:p>
      <text:p text:style-name="P34"><text:s text:c="4"/>if (price &lt;= 100) {</text:p>
      <text:p text:style-name="P34"><text:s text:c="8"/>printf("Cheap\n");</text:p>
      <text:p text:style-name="P34"><text:s text:c="4"/>} else {</text:p>
      <text:p text:style-name="P34"><text:s text:c="8"/>printf("Expensive\n");</text:p>
      <text:p text:style-name="P34"><text:s text:c="4"/>}</text:p>
      <text:p text:style-name="P34"/>
      <text:p text:style-name="P34"><text:s text:c="4"/>return 0;</text:p>
      <text:p text:style-name="P34">}</text:p>
      <text:p text:style-name="P34"/>
      <text:h text:style-name="P10" text:outline-level="2"><text:bookmark-start text:name="__RefHeading___Toc3765_263585604"/>Functions<text:bookmark-end text:name="__RefHeading___Toc3765_263585604"/></text:h>
      <text:p text:style-name="P34">// <text:span text:style-name="T10">functions.c</text:span></text:p>
      <text:p text:style-name="P34">#include &lt;stdio.h&gt;</text:p>
      <text:p text:style-name="P34"/>
      <text:p text:style-name="P34">// Function to add two numbers</text:p>
      <text:p text:style-name="P34">float add(float a, float b) {</text:p>
      <text:p text:style-name="P34"><text:s text:c="4"/>return a + b;</text:p>
      <text:p text:style-name="P34">}</text:p>
      <text:p text:style-name="P34"/>
      <text:p text:style-name="P34">// Function to subtract two numbers</text:p>
      <text:p text:style-name="P34">float subtract(float a, float b) {</text:p>
      <text:p text:style-name="P34"><text:s text:c="4"/>return a - b;</text:p>
      <text:p text:style-name="P34">}</text:p>
      <text:p text:style-name="P34"/>
      <text:p text:style-name="P34">int main() {</text:p>
      <text:p text:style-name="P34"><text:s text:c="4"/>float num1, num2, result;</text:p>
      <text:p text:style-name="P34"><text:s text:c="4"/>char operation;</text:p>
      <text:p text:style-name="P34"/>
      <text:p text:style-name="P34"><text:s text:c="4"/>// Ask for the first number</text:p>
      <text:p text:style-name="P34"><text:s text:c="4"/>printf("Enter the first number: ");</text:p>
      <text:p text:style-name="P34"><text:s text:c="4"/>scanf("%f", &amp;num1);</text:p>
      <text:p text:style-name="P34"/>
      <text:p text:style-name="P34"><text:s text:c="4"/>// Ask for the second number</text:p>
      <text:p text:style-name="P34"><text:s text:c="4"/>printf("Enter the second number: ");</text:p>
      <text:p text:style-name="P34"><text:s text:c="4"/>scanf("%f", &amp;num2);</text:p>
      <text:p text:style-name="P34"/>
      <text:p text:style-name="P34"><text:s text:c="4"/>// Ask for the arithmetic operation</text:p>
      <text:p text:style-name="P34"><text:s text:c="4"/>printf("Enter the operation (+ or -): ");</text:p>
      <text:p text:style-name="P34"><text:s text:c="4"/>scanf(" %c", &amp;operation);</text:p>
      <text:p text:style-name="P34"/>
      <text:p text:style-name="P34"><text:s text:c="4"/>// Perform the operation using functions</text:p>
      <text:p text:style-name="P34"><text:soft-page-break/><text:s text:c="4"/>if (operation == '+') {</text:p>
      <text:p text:style-name="P34"><text:s text:c="8"/>result = add(num1, num2);</text:p>
      <text:p text:style-name="P34"><text:s text:c="4"/>} else if (operation == '-') {</text:p>
      <text:p text:style-name="P34"><text:s text:c="8"/>result = subtract(num1, num2);</text:p>
      <text:p text:style-name="P34"><text:s text:c="4"/>} else {</text:p>
      <text:p text:style-name="P34"><text:s text:c="8"/>printf("Invalid operation!\n");</text:p>
      <text:p text:style-name="P34"><text:s text:c="8"/>return 1;</text:p>
      <text:p text:style-name="P34"><text:s text:c="4"/>}</text:p>
      <text:p text:style-name="P34"/>
      <text:p text:style-name="P34"><text:s text:c="4"/>// Print the result</text:p>
      <text:p text:style-name="P34"><text:s text:c="4"/>printf("Result: %.2f\n", result);</text:p>
      <text:p text:style-name="P34"/>
      <text:p text:style-name="P34"><text:s text:c="4"/>return 0;</text:p>
      <text:p text:style-name="P34">}</text:p>
      <text:p text:style-name="P34"/>
      <text:h text:style-name="P11" text:outline-level="2"><text:bookmark-start text:name="__RefHeading___Toc3767_263585604"/>Structs<text:bookmark-end text:name="__RefHeading___Toc3767_263585604"/></text:h>
      <text:p text:style-name="P35">// <text:span text:style-name="T11">struct.c</text:span></text:p>
      <text:p text:style-name="P35">#include &lt;stdio.h&gt;</text:p>
      <text:p text:style-name="P35"/>
      <text:p text:style-name="P35">// Define a struct to hold the person's information</text:p>
      <text:p text:style-name="P35">struct Person {</text:p>
      <text:p text:style-name="P35"><text:s text:c="4"/>char name[50];</text:p>
      <text:p text:style-name="P35"><text:s text:c="4"/>int age;</text:p>
      <text:p text:style-name="P35"><text:s text:c="4"/>float height;</text:p>
      <text:p text:style-name="P35">};</text:p>
      <text:p text:style-name="P35"/>
      <text:p text:style-name="P35">int main() {</text:p>
      <text:p text:style-name="P35"><text:s text:c="4"/>struct Person person;</text:p>
      <text:p text:style-name="P35"/>
      <text:p text:style-name="P35"><text:s text:c="4"/>// Ask for the person's name</text:p>
      <text:p text:style-name="P35"><text:s text:c="4"/>printf("Enter your name: ");</text:p>
      <text:p text:style-name="P35"><text:s text:c="4"/>fgets(person.name, sizeof(person.name), stdin);</text:p>
      <text:p text:style-name="P35"/>
      <text:p text:style-name="P35"><text:s text:c="4"/>// Ask for the person's age</text:p>
      <text:p text:style-name="P35"><text:s text:c="4"/>printf("Enter your age: ");</text:p>
      <text:p text:style-name="P35"><text:s text:c="4"/>scanf("%d", &amp;person.age);</text:p>
      <text:p text:style-name="P35"/>
      <text:p text:style-name="P35"><text:s text:c="4"/>// Ask for the person's height</text:p>
      <text:p text:style-name="P35"><text:s text:c="4"/>printf("Enter your height (in cm): ");</text:p>
      <text:p text:style-name="P35"><text:s text:c="4"/>scanf("%f", &amp;person.height);</text:p>
      <text:p text:style-name="P35"/>
      <text:p text:style-name="P35"><text:s text:c="4"/>// Print the collected information</text:p>
      <text:p text:style-name="P35"><text:s text:c="4"/>printf("Name: %s", person.name);</text:p>
      <text:p text:style-name="P35"><text:s text:c="4"/>printf("Age: %d\n", person.age);</text:p>
      <text:p text:style-name="P35"><text:s text:c="4"/>printf("Height: %.2f cm\n", person.height);</text:p>
      <text:p text:style-name="P35"/>
      <text:p text:style-name="P35"><text:soft-page-break/><text:s text:c="4"/>return 0;</text:p>
      <text:p text:style-name="P35">}</text:p>
      <text:p text:style-name="P35"/>
      <text:h text:style-name="P11" text:outline-level="2"><text:bookmark-start text:name="__RefHeading___Toc3769_263585604"/>Xml<text:bookmark-end text:name="__RefHeading___Toc3769_263585604"/></text:h>
      <text:p text:style-name="P37">Note: the app below depends on libxml2. To install that library:</text:p>
      <text:h text:style-name="P14" text:outline-level="3"><text:bookmark-start text:name="__RefHeading___Toc3771_263585604"/>On Ubuntu/Debian<text:bookmark-end text:name="__RefHeading___Toc3771_263585604"/></text:h>
      <text:list text:style-name="L1">
        <text:list-item>
          <text:p text:style-name="P38">Update the package list:</text:p>
          <text:p text:style-name="P16"><text:span text:style-name="Source_20_Text">sudo apt update</text:span></text:p>
        </text:list-item>
        <text:list-item>
          <text:p text:style-name="P38">Install <text:span text:style-name="Source_20_Text">libxml2</text:span>:</text:p>
          <text:p text:style-name="P16"><text:span text:style-name="Source_20_Text">sudo apt install libxml2 libxml2-dev</text:span></text:p>
        </text:list-item>
      </text:list>
      <text:h text:style-name="Heading_20_3" text:outline-level="3"><text:bookmark-start text:name="__RefHeading___Toc3773_263585604"/>On Fedora<text:bookmark-end text:name="__RefHeading___Toc3773_263585604"/></text:h>
      <text:list text:style-name="L2">
        <text:list-item>
          <text:p text:style-name="P39">Update the package list:</text:p>
          <text:p text:style-name="P17"><text:span text:style-name="Source_20_Text">sudo dnf update</text:span></text:p>
        </text:list-item>
        <text:list-item>
          <text:p text:style-name="P39">Install <text:span text:style-name="Source_20_Text">libxml2</text:span>:</text:p>
          <text:p text:style-name="P17"><text:span text:style-name="Source_20_Text">sudo dnf install libxml2 libxml2-devel</text:span></text:p>
        </text:list-item>
      </text:list>
      <text:h text:style-name="Heading_20_3" text:outline-level="3"><text:bookmark-start text:name="__RefHeading___Toc3775_263585604"/>On macOS<text:bookmark-end text:name="__RefHeading___Toc3775_263585604"/></text:h>
      <text:list text:style-name="L3">
        <text:list-item>
          <text:p text:style-name="P40">Install Homebrew if you haven't already:</text:p>
          <text:p text:style-name="P40">sh</text:p>
          <text:p text:style-name="P18"><text:span text:style-name="Source_20_Text">/bin/bash -c "$(curl -fsSL https://raw.githubusercontent.com/Homebrew/install/HEAD/install.sh)"</text:span></text:p>
        </text:list-item>
        <text:list-item>
          <text:p text:style-name="P40">Install <text:span text:style-name="Source_20_Text">libxml2</text:span> using Homebrew:</text:p>
          <text:p text:style-name="P40">sh</text:p>
          <text:p text:style-name="P18"><text:span text:style-name="Source_20_Text">brew install libxml2</text:span></text:p>
        </text:list-item>
      </text:list>
      <text:h text:style-name="Heading_20_3" text:outline-level="3"><text:bookmark-start text:name="__RefHeading___Toc3777_263585604"/>On Windows<text:bookmark-end text:name="__RefHeading___Toc3777_263585604"/></text:h>
      <text:list text:style-name="L4">
        <text:list-item>
          <text:p text:style-name="P41">Download the precompiled binaries from the <text:a xlink:type="simple" xlink:href="https://download.gnome.org/sources/libxml2/" office:target-frame-name="_blank" xlink:show="new" text:style-name="Internet_20_link" text:visited-style-name="Visited_20_Internet_20_Link">official GNOME website</text:a>.</text:p>
        </text:list-item>
        <text:list-item>
          <text:p text:style-name="P41">Follow the instructions provided in the downloaded package to install <text:span text:style-name="Source_20_Text">libxml2</text:span>.</text:p>
        </text:list-item>
      </text:list>
      <text:p text:style-name="Text_20_body">These steps should help you get <text:span text:style-name="Source_20_Text">libxml2</text:span> installed on your system.</text:p>
      <text:p text:style-name="P42">To check the installation:</text:p>
      <text:p text:style-name="P42">ls /usr/include/libxml2/</text:p>
      <text:p text:style-name="P42">Than create a symbolic link with the path those headers use (libxml instead libxml2):</text:p>
      <text:p text:style-name="P37">sudo ln -s /usr/include/libxml2/libxml /usr/include/</text:p>
      <text:p text:style-name="P37"/>
      <text:p text:style-name="P35"/>
      <text:p text:style-name="P36">// <text:span text:style-name="T11">xml.c</text:span></text:p>
      <text:p text:style-name="P35">#include &lt;stdio.h&gt;</text:p>
      <text:p text:style-name="P35">#include &lt;libxml/parser.h&gt;</text:p>
      <text:p text:style-name="P35">#include &lt;libxml/tree.h&gt;</text:p>
      <text:p text:style-name="P35"/>
      <text:p text:style-name="P35">void parsePerson(xmlNode *node) {</text:p>
      <text:p text:style-name="P35"><text:s text:c="4"/>xmlNode *cur_node = NULL;</text:p>
      <text:p text:style-name="P35"><text:s text:c="4"/>for (cur_node = node; cur_node; cur_node = cur_node-&gt;next) {</text:p>
      <text:p text:style-name="P35"><text:s text:c="8"/>if (cur_node-&gt;type == XML_ELEMENT_NODE) {</text:p>
      <text:p text:style-name="P35"><text:s text:c="12"/>if (xmlStrcmp(cur_node-&gt;name, (const xmlChar *)"Name") == 0) {</text:p>
      <text:p text:style-name="P35"><text:s text:c="16"/>printf("Name: %s\n", xmlNodeGetContent(cur_node));</text:p>
      <text:p text:style-name="P35"><text:s text:c="12"/>} else if (xmlStrcmp(cur_node-&gt;name, (const xmlChar *)"Age") == 0) {</text:p>
      <text:p text:style-name="P35"><text:s text:c="16"/>printf("Age: %s\n", xmlNodeGetContent(cur_node));</text:p>
      <text:p text:style-name="P35"><text:s text:c="12"/>} else if (xmlStrcmp(cur_node-&gt;name, (const xmlChar *)"Height") == 0) {</text:p>
      <text:p text:style-name="P35"><text:s text:c="16"/>printf("Height: %s cm\n", xmlNodeGetContent(cur_node));</text:p>
      <text:p text:style-name="P35"><text:s text:c="12"/>}</text:p>
      <text:p text:style-name="P35"><text:s text:c="8"/>}</text:p>
      <text:p text:style-name="P35"><text:s text:c="8"/>parsePerson(cur_node-&gt;children);</text:p>
      <text:p text:style-name="P35"><text:s text:c="4"/>}</text:p>
      <text:p text:style-name="P35">}</text:p>
      <text:p text:style-name="P35"/>
      <text:p text:style-name="P35">int main() {</text:p>
      <text:p text:style-name="P35"><text:s text:c="4"/>xmlDoc *doc = NULL;</text:p>
      <text:p text:style-name="P35"><text:s text:c="4"/>xmlNode *root_element = NULL;</text:p>
      <text:p text:style-name="P35"/>
      <text:p text:style-name="P35"><text:s text:c="4"/>// Parse the XML file</text:p>
      <text:p text:style-name="P35"><text:s text:c="4"/>doc = xmlReadFile("person.xml", NULL, 0);</text:p>
      <text:p text:style-name="P35"><text:s text:c="4"/>if (doc == NULL) {</text:p>
      <text:p text:style-name="P35"><text:s text:c="8"/>printf("Error: could not parse file person.xml\n");</text:p>
      <text:p text:style-name="P35"><text:s text:c="8"/>return 1;</text:p>
      <text:p text:style-name="P35"><text:s text:c="4"/>}</text:p>
      <text:p text:style-name="P35"/>
      <text:p text:style-name="P35"><text:soft-page-break/><text:s text:c="4"/>// Get the root element node</text:p>
      <text:p text:style-name="P35"><text:s text:c="4"/>root_element = xmlDocGetRootElement(doc);</text:p>
      <text:p text:style-name="P35"><text:s text:c="4"/>parsePerson(root_element);</text:p>
      <text:p text:style-name="P35"/>
      <text:p text:style-name="P35"><text:s text:c="4"/>// Free the document</text:p>
      <text:p text:style-name="P35"><text:s text:c="4"/>xmlFreeDoc(doc);</text:p>
      <text:p text:style-name="P35"><text:s text:c="4"/>xmlCleanupParser();</text:p>
      <text:p text:style-name="P35"/>
      <text:p text:style-name="P35"><text:s text:c="4"/>return 0;</text:p>
      <text:p text:style-name="P35">}</text:p>
      <text:p text:style-name="P35"/>
      <text:p text:style-name="P46">person.xml content:</text:p>
      <text:p text:style-name="P46">&lt;Person&gt;</text:p>
      <text:p text:style-name="P46"><text:s text:c="4"/>&lt;Name&gt;Joe&lt;/Name&gt;</text:p>
      <text:p text:style-name="P46"><text:s text:c="4"/>&lt;Age&gt;55&lt;/Age&gt;</text:p>
      <text:p text:style-name="P46"><text:s text:c="4"/>&lt;Height&gt;177.22&lt;/Height&gt;</text:p>
      <text:p text:style-name="P46">&lt;/Person&gt;</text:p>
      <text:p text:style-name="P35"/>
      <text:p text:style-name="P42">Note: linker cannot find libxml2 so put the path in the compilation command:</text:p>
      <text:p text:style-name="P42">gcc -o xml xml.c -I/usr/include/libsml2 -lxml2</text:p>
      <text:h text:style-name="P9" text:outline-level="2"><text:bookmark-start text:name="__RefHeading___Toc3755_263585604"/>Random<text:bookmark-end text:name="__RefHeading___Toc3755_263585604"/></text:h>
      <text:p text:style-name="P32">// <text:span text:style-name="T9">random1</text:span></text:p>
      <text:p text:style-name="P32">#include &lt;stdio.h&gt;</text:p>
      <text:p text:style-name="P32">#include &lt;stdlib.h&gt;</text:p>
      <text:p text:style-name="P32">#include &lt;time.h&gt;</text:p>
      <text:p text:style-name="P32"/>
      <text:p text:style-name="P32">int main() {</text:p>
      <text:p text:style-name="P32"><text:s text:c="4"/>// Seed the random number generator</text:p>
      <text:p text:style-name="P32"><text:s text:c="4"/>srand(time(NULL));</text:p>
      <text:p text:style-name="P32"/>
      <text:p text:style-name="P32"><text:s text:c="4"/>int number;</text:p>
      <text:p text:style-name="P32"/>
      <text:p text:style-name="P32"><text:s text:c="4"/>// Loop to generate and print numbers</text:p>
      <text:p text:style-name="P32"><text:s text:c="4"/>for (int i = 0; i &lt; 10; i++) {</text:p>
      <text:p text:style-name="P32"><text:s text:c="8"/>// Generate a random number between 1 and 10</text:p>
      <text:p text:style-name="P32"><text:s text:c="8"/>number = rand() % 10 + 1;</text:p>
      <text:p text:style-name="P32"/>
      <text:p text:style-name="P32"><text:s text:c="8"/>// Print the number</text:p>
      <text:p text:style-name="P32"><text:s text:c="8"/>printf("%d\n", number);</text:p>
      <text:p text:style-name="P32"/>
      <text:p text:style-name="P32"><text:s text:c="8"/>// Check if the number is 7</text:p>
      <text:p text:style-name="P32"><text:s text:c="8"/>if (number == 7) {</text:p>
      <text:p text:style-name="P32"><text:s text:c="12"/>printf("Lucky 7!\n");</text:p>
      <text:p text:style-name="P32"><text:s text:c="12"/>break;</text:p>
      <text:p text:style-name="P32"><text:s text:c="8"/>}</text:p>
      <text:p text:style-name="P32"><text:s text:c="4"/>}</text:p>
      <text:p text:style-name="P32"/>
      <text:p text:style-name="P32"><text:s text:c="4"/>return 0;</text:p>
      <text:p text:style-name="P32">}</text:p>
      <text:p text:style-name="P32"/>
      <text:p text:style-name="P33">// <text:span text:style-name="T9">random2</text:span></text:p>
      <text:p text:style-name="P32">#include &lt;stdio.h&gt;</text:p>
      <text:p text:style-name="P32">#include &lt;stdlib.h&gt;</text:p>
      <text:p text:style-name="P32">#include &lt;time.h&gt;</text:p>
      <text:p text:style-name="P32"/>
      <text:p text:style-name="P32">int main() {</text:p>
      <text:p text:style-name="P32"><text:s text:c="4"/>// Seed the random number generator</text:p>
      <text:p text:style-name="P32"><text:s text:c="4"/>srand(time(NULL));</text:p>
      <text:p text:style-name="P32"/>
      <text:p text:style-name="P32"><text:s text:c="4"/>int number;</text:p>
      <text:p text:style-name="P32"/>
      <text:p text:style-name="P32"><text:s text:c="4"/>while (1) {</text:p>
      <text:p text:style-name="P32"><text:s text:c="8"/>// Generate a random number between 1 and 10</text:p>
      <text:p text:style-name="P32"><text:s text:c="8"/>number = rand() % 10 + 1;</text:p>
      <text:p text:style-name="P32"/>
      <text:p text:style-name="P32"><text:s text:c="8"/>// Print the number</text:p>
      <text:p text:style-name="P32"><text:s text:c="8"/>printf("%d\n", number);</text:p>
      <text:p text:style-name="P32"/>
      <text:p text:style-name="P32"><text:s text:c="8"/>// Check if the number is 7</text:p>
      <text:p text:style-name="P32"><text:s text:c="8"/>if (number == 7) {</text:p>
      <text:p text:style-name="P32"><text:s text:c="12"/>printf("Lucky 7!\n");</text:p>
      <text:p text:style-name="P32"><text:s text:c="12"/>break;</text:p>
      <text:p text:style-name="P32"><text:s text:c="8"/>}</text:p>
      <text:p text:style-name="P32"><text:s text:c="4"/>}</text:p>
      <text:p text:style-name="P32"/>
      <text:p text:style-name="P32"><text:s text:c="4"/>return 0;</text:p>
      <text:p text:style-name="P32">}</text:p>
      <text:p text:style-name="P32"/>
      <text:h text:style-name="P13" text:outline-level="2">References</text:h>
      <text:p text:style-name="P4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9T20:53:59.085000000</meta:creation-date>
    <dc:date>2024-11-09T23:45:25.699000000</dc:date>
    <meta:editing-duration>PT24M38S</meta:editing-duration>
    <meta:editing-cycles>6</meta:editing-cycles>
    <meta:generator>LibreOffice/24.2.6.2$Windows_X86_64 LibreOffice_project/ef66aa7e36a1bb8e65bfbc63aba53045a14d0871</meta:generator>
    <meta:document-statistic meta:table-count="0" meta:image-count="0" meta:object-count="0" meta:page-count="29" meta:paragraph-count="425" meta:word-count="1740" meta:character-count="12002" meta:non-whitespace-character-count="9524"/>
  </office:meta>
</office:document-meta>
</file>